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8061b"/>
    </style:style>
    <style:style style:name="P2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29cm" style:auto-text-indent="false"/>
      <style:text-properties officeooo:rsid="001c6429" officeooo:paragraph-rsid="001c6429"/>
    </style:style>
    <style:style style:name="P3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29cm" style:auto-text-indent="false"/>
      <style:text-properties officeooo:rsid="001dd359" officeooo:paragraph-rsid="001dd359"/>
    </style:style>
    <style:style style:name="P4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1fda5e" officeooo:paragraph-rsid="0021ce30"/>
    </style:style>
    <style:style style:name="P5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fo:font-style="normal" officeooo:rsid="0021ce30" officeooo:paragraph-rsid="0021ce30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fo:font-style="normal" officeooo:rsid="002508cf" officeooo:paragraph-rsid="00282623" style:font-style-asian="normal" style:font-style-complex="normal"/>
    </style:style>
    <style:style style:name="P7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paragraph-rsid="00297ccd"/>
    </style:style>
    <style:style style:name="P8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paragraph-rsid="002bcbf5"/>
    </style:style>
    <style:style style:name="P9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297ccd" officeooo:paragraph-rsid="00297ccd"/>
    </style:style>
    <style:style style:name="P10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style:page-number="auto" fo:background-color="transparent"/>
      <style:text-properties officeooo:rsid="001fda5e" officeooo:paragraph-rsid="001fda5e"/>
    </style:style>
    <style:style style:name="P11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18061b" officeooo:paragraph-rsid="0018061b"/>
    </style:style>
    <style:style style:name="P12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</style:style>
    <style:style style:name="P13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paragraph-rsid="001a7554"/>
    </style:style>
    <style:style style:name="P14" style:family="paragraph" style:parent-style-name="Standard" style:list-style-name="WWNum4" style:master-page-name="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style:page-number="auto" fo:background-color="transparent">
        <style:tab-stops>
          <style:tab-stop style:position="2.131cm"/>
        </style:tab-stops>
      </style:paragraph-properties>
      <style:text-properties officeooo:rsid="002edf91" officeooo:paragraph-rsid="002f7f67"/>
    </style:style>
    <style:style style:name="P15" style:family="paragraph" style:parent-style-name="Standard" style:list-style-name="WWNum4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>
        <style:tab-stops>
          <style:tab-stop style:position="2.131cm"/>
        </style:tab-stops>
      </style:paragraph-properties>
      <style:text-properties officeooo:rsid="002edf91" officeooo:paragraph-rsid="002f7f67"/>
    </style:style>
    <style:style style:name="P16" style:family="paragraph" style:parent-style-name="Standard" style:list-style-name="WWNum4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>
        <style:tab-stops>
          <style:tab-stop style:position="2.131cm"/>
        </style:tab-stops>
      </style:paragraph-properties>
      <style:text-properties officeooo:rsid="00372883" officeooo:paragraph-rsid="00372883"/>
    </style:style>
    <style:style style:name="P17" style:family="paragraph" style:parent-style-name="Standard" style:list-style-name="WWNum4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>
        <style:tab-stops>
          <style:tab-stop style:position="2.131cm"/>
        </style:tab-stops>
      </style:paragraph-properties>
      <style:text-properties officeooo:rsid="0038e430" officeooo:paragraph-rsid="0038e430"/>
    </style:style>
    <style:style style:name="P18" style:family="paragraph" style:parent-style-name="Standard" style:list-style-name="WWNum4" style:master-page-name="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style:page-number="auto" fo:background-color="transparent"/>
      <style:text-properties officeooo:rsid="002edf91" officeooo:paragraph-rsid="002f7f67"/>
    </style:style>
    <style:style style:name="P19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</style:style>
    <style:style style:name="P20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1f320e" officeooo:paragraph-rsid="001f320e"/>
    </style:style>
    <style:style style:name="P21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2edf91" officeooo:paragraph-rsid="002edf91"/>
    </style:style>
    <style:style style:name="P22" style:family="paragraph" style:parent-style-name="Heading_20_1" style:list-style-name="WWNum5" style:master-page-name="">
      <style:paragraph-properties fo:margin-left="1.27cm" fo:margin-right="0cm" fo:text-align="justify" style:justify-single-word="false" fo:text-indent="-0.635cm" style:auto-text-indent="false" style:page-number="auto" fo:padding="0.212cm" fo:border="none"/>
      <style:text-properties officeooo:rsid="001f320e" officeooo:paragraph-rsid="002bcbf5"/>
    </style:style>
    <style:style style:name="P23" style:family="paragraph" style:parent-style-name="Heading_20_1" style:list-style-name="WWNum5" style:master-page-name="">
      <style:paragraph-properties fo:margin-left="1.27cm" fo:margin-right="0cm" fo:text-align="justify" style:justify-single-word="false" fo:text-indent="-0.635cm" style:auto-text-indent="false" style:page-number="auto" fo:padding="0.212cm" fo:border="none"/>
      <style:text-properties officeooo:rsid="002bcbf5" officeooo:paragraph-rsid="002bcbf5"/>
    </style:style>
    <style:style style:name="P24" style:family="paragraph" style:parent-style-name="Title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7554" style:font-weight-asian="bold" style:font-weight-complex="bold"/>
    </style:style>
    <style:style style:name="T3" style:family="text">
      <style:text-properties fo:font-weight="bold" officeooo:rsid="002f7f67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07cdf"/>
    </style:style>
    <style:style style:name="T6" style:family="text">
      <style:text-properties style:text-underline-style="none" officeooo:rsid="00233585"/>
    </style:style>
    <style:style style:name="T7" style:family="text">
      <style:text-properties style:text-underline-style="none" officeooo:rsid="0026c513"/>
    </style:style>
    <style:style style:name="T8" style:family="text">
      <style:text-properties style:text-underline-style="none" officeooo:rsid="00282623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207cdf" style:font-weight-asian="bold" style:font-weight-complex="bold"/>
    </style:style>
    <style:style style:name="T11" style:family="text">
      <style:text-properties style:text-underline-style="none" fo:font-weight="bold" officeooo:rsid="00233585" style:font-weight-asian="bold" style:font-weight-complex="bold"/>
    </style:style>
    <style:style style:name="T12" style:family="text">
      <style:text-properties style:text-underline-style="none" fo:font-weight="bold" officeooo:rsid="0026c513" style:font-weight-asian="bold" style:font-weight-complex="bold"/>
    </style:style>
    <style:style style:name="T13" style:family="text">
      <style:text-properties style:text-underline-style="none" fo:font-weight="bold" officeooo:rsid="00282623" style:font-weight-asian="bold" style:font-weight-complex="bold"/>
    </style:style>
    <style:style style:name="T14" style:family="text">
      <style:text-properties style:text-underline-style="none" fo:font-weight="normal" officeooo:rsid="00233585" style:font-weight-asian="normal" style:font-weight-complex="normal"/>
    </style:style>
    <style:style style:name="T15" style:family="text">
      <style:text-properties officeooo:rsid="0019bbae"/>
    </style:style>
    <style:style style:name="T16" style:family="text">
      <style:text-properties officeooo:rsid="001c6429"/>
    </style:style>
    <style:style style:name="T17" style:family="text">
      <style:text-properties officeooo:rsid="001dd359"/>
    </style:style>
    <style:style style:name="T18" style:family="text">
      <style:text-properties fo:font-style="normal" style:text-underline-style="none" officeooo:rsid="00297ccd" style:font-style-asian="normal" style:font-style-complex="normal"/>
    </style:style>
    <style:style style:name="T19" style:family="text">
      <style:text-properties fo:font-style="normal" style:text-underline-style="none" officeooo:rsid="002bcbf5" style:font-style-asian="normal" style:font-style-complex="normal"/>
    </style:style>
    <style:style style:name="T20" style:family="text">
      <style:text-properties fo:font-style="normal" style:text-underline-style="none" fo:font-weight="bold" officeooo:rsid="00297ccd" style:font-style-asian="normal" style:font-weight-asian="bold" style:font-style-complex="normal" style:font-weight-complex="bold"/>
    </style:style>
    <style:style style:name="T21" style:family="text">
      <style:text-properties fo:color="#000000" style:font-name="arial" fo:font-style="normal" style:text-underline-style="none" style:font-style-asian="normal" style:font-style-complex="normal"/>
    </style:style>
    <style:style style:name="T22" style:family="text">
      <style:text-properties fo:color="#000000" style:font-name="arial" fo:font-style="normal" style:text-underline-style="none" officeooo:rsid="00297ccd" style:font-style-asian="normal" style:font-style-complex="normal"/>
    </style:style>
    <style:style style:name="T23" style:family="text">
      <style:text-properties fo:color="#000000" style:font-name="arial" fo:font-style="normal" style:text-underline-style="none" officeooo:rsid="00282623" style:font-style-asian="normal" style:font-style-complex="normal"/>
    </style:style>
    <style:style style:name="T24" style:family="text">
      <style:text-properties fo:color="#000000" style:font-name="arial" fo:font-style="normal" style:text-underline-style="none" fo:font-weight="bold" officeooo:rsid="00282623" style:font-style-asian="normal" style:font-weight-asian="bold" style:font-style-complex="normal" style:font-weight-complex="bold"/>
    </style:style>
    <style:style style:name="T25" style:family="text">
      <style:text-properties fo:color="#000000" style:font-name="arial" fo:font-style="normal" style:text-underline-style="none" fo:font-weight="bold" officeooo:rsid="00297ccd" style:font-style-asian="normal" style:font-weight-asian="bold" style:font-style-complex="normal" style:font-weight-complex="bold"/>
    </style:style>
    <style:style style:name="T26" style:family="text">
      <style:text-properties fo:color="#000000" style:font-name="arial" style:text-underline-style="none"/>
    </style:style>
    <style:style style:name="T27" style:family="text">
      <style:text-properties fo:color="#000000" style:font-name="arial" style:text-underline-style="none" officeooo:rsid="00297ccd"/>
    </style:style>
    <style:style style:name="T28" style:family="text">
      <style:text-properties fo:color="#000000" style:font-name="arial" style:text-underline-style="none" officeooo:rsid="002b6903"/>
    </style:style>
    <style:style style:name="T29" style:family="text">
      <style:text-properties fo:color="#000000" style:font-name="arial" style:text-underline-style="none" officeooo:rsid="002bcbf5"/>
    </style:style>
    <style:style style:name="T30" style:family="text">
      <style:text-properties fo:color="#000000" style:font-name="arial" style:text-underline-style="none" fo:font-weight="bold" style:font-weight-asian="bold" style:font-weight-complex="bold"/>
    </style:style>
    <style:style style:name="T31" style:family="text">
      <style:text-properties fo:color="#000000" style:font-name="arial" style:text-underline-style="none" fo:font-weight="bold" officeooo:rsid="00297ccd" style:font-weight-asian="bold" style:font-weight-complex="bold"/>
    </style:style>
    <style:style style:name="T32" style:family="text">
      <style:text-properties fo:color="#000000" style:font-name="arial" style:text-underline-style="none" fo:font-weight="bold" officeooo:rsid="002bcbf5" style:font-weight-asian="bold" style:font-weight-complex="bold"/>
    </style:style>
    <style:style style:name="T33" style:family="text">
      <style:text-properties fo:color="#000000" style:font-name="arial" style:text-underline-style="none" officeooo:rsid="002d3929"/>
    </style:style>
    <style:style style:name="T34" style:family="text">
      <style:text-properties officeooo:rsid="002bcbf5"/>
    </style:style>
    <style:style style:name="T35" style:family="text">
      <style:text-properties officeooo:rsid="002edf91"/>
    </style:style>
    <style:style style:name="T36" style:family="text">
      <style:text-properties officeooo:rsid="001a7554"/>
    </style:style>
    <style:style style:name="T37" style:family="text">
      <style:text-properties officeooo:rsid="002f7f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3n0kttgfzr45"/>ДЗ<text:span text:style-name="T15">07</text:span> <text:span text:style-name="T35">Websockets</text:span>.</text:p>
      <text:list xml:id="list1587778155" text:style-name="WWNum5">
        <text:list-item>
          <text:p text:style-name="P19"><text:bookmark text:name="_iuamv9f70w8e"/>Общие моменты</text:p>
        </text:list-item>
      </text:list>
      <text:list xml:id="list1146799485" text:style-name="WWNum3">
        <text:list-item>
          <text:p text:style-name="P11">исходники – в папке «L<text:span text:style-name="T15">10</text:span> - <text:span text:style-name="T15">JSP</text:span>»</text:p>
        </text:list-item>
        <text:list-item>
          <text:p text:style-name="P12"><text:span text:style-name="T35">под MVC фреймворк не переделывал</text:span>.</text:p>
        </text:list-item>
        <text:list-item>
          <text:p text:style-name="P13"><text:span text:style-name="T36">Приложение доступно по ссылке </text:span><text:span text:style-name="T2">http://localhost:8080/main</text:span></text:p>
        </text:list-item>
      </text:list>
      <text:p text:style-name="P1"/>
      <text:list xml:id="list83410879353476" text:continue-list="list1587778155" text:style-name="WWNum5">
        <text:list-item>
          <text:p text:style-name="P21">ServerEndpoints</text:p>
        </text:list-item>
      </text:list>
      <text:list xml:id="list1087824258" text:style-name="WWNum4">
        <text:list-header>
          <text:p text:style-name="P18"><text:span text:style-name="T37"><text:tab/></text:span>Для трех «виджетов» - новости, валюты и статистика – сделал 3 эндпойнта – <text:span text:style-name="T1">NewsEndpoint, CurrenciesEndpoint, StatsEndpoint</text:span>, с которыми клиент устанавливает соединение при загрузке страниц приложения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><text:span text:style-name="T37"><text:tab/>Взаимодействие клиента и эндпойнта рассмотрим на примере статистического виджета:</text:span></text:p>
                            </text:list-header>
                            <text:list-item>
                              <text:p text:style-name="P15"><text:span text:style-name="T37">П</text:span>ри открытии соединения <text:span text:style-name="T37">в методе </text:span><text:span text:style-name="T3">open </text:span><text:span text:style-name="T37">сервер добавляет вебсокет-сессию в список сессий, который хранится в атрибуте контекста приложения </text:span><text:span text:style-name="T3">ws_sessions</text:span><text:span text:style-name="T37"> и который в дальнейшем используется для отдачи клиентам обновленных данных. </text:span>устанавливает <text:span text:style-name="T37">атрибуты</text:span> вебсокет-сессии. <text:span text:style-name="T37">Атрибут </text:span><text:span text:style-name="T3">endpoint</text:span><text:span text:style-name="T37"> устанавливает тип сессии, который сообщает рабочему потоку, какие данные загружать (новости, валюты или статистику).</text:span> <text:span text:style-name="T37">Атрибут </text:span><text:span text:style-name="T3">isnew</text:span><text:span text:style-name="T37"> сообщает рабочему потоку, что в первый раз необходимо отдать данные клиенту, даже если они совпадают с данными из кеша. Атрибут </text:span><text:span text:style-name="T3">http-session </text:span><text:span text:style-name="T37">дает рабочему потоку доступ к объекту http-сессии, который в числе прочего дает доступ к объекту </text:span><text:span text:style-name="T3">ServletContext</text:span><text:span text:style-name="T37">. Далее – выполняется загрузка данных и передача их на клиент (метод </text:span><text:span text:style-name="T3">loadAndSend</text:span><text:span text:style-name="T37"> объекта </text:span><text:span text:style-name="T3">WSUtils</text:span><text:span text:style-name="T37">).</text:span></text:p>
                            </text:list-item>
                            <text:list-item>
                              <text:p text:style-name="P16">Загрузка данных и передача их на клиент осуществляется следующим образом: рабочий поток, созданный в слушателе WSContextListener c периодичностью WSTIMEOUT (значение берется из параметров контекста приложения) выполняет метод loadAndSend объекта WSUtils.</text:p>
                            </text:list-item>
                            <text:list-item>
                              <text:p text:style-name="P17">Метод loadAndSend </text:p>
                              <text:p text:style-name="P15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list xml:id="list83410391912397" text:continue-list="list83410879353476" text:style-name="WWNum5">
        <text:list-item>
          <text:p text:style-name="P19"><text:span text:style-name="T16">Сохранение/восстановление данных о сотрудниках из xml файла</text:span>.</text:p>
        </text:list-item>
      </text:list>
      <text:p text:style-name="P2">При старте контейнера управление передается в сервлет <text:span text:style-name="T1">StartupServlet</text:span>, у которого стоит флаг <text:span text:style-name="T1">loadOnStartup</text:span>=1. В методе инициализации этого сервлета происходит восстановление данных таблицы сотрудников из xml файла, путь к которому берется из параметров инициализации <text:span text:style-name="T17">контекста приложения</text:span>. Сведения о факте инициализации сохраняются в атрибуте <text:span text:style-name="T1">startup</text:span> <text:soft-page-break/>контекста приложения.</text:p>
      <text:p text:style-name="P3">При останове контейнера данные таблицы сотрудников сохраняются в файле (путь берется из контекста приложения).</text:p>
      <text:list xml:id="list83409296404128" text:continue-numbering="true" text:style-name="WWNum5">
        <text:list-item>
          <text:p text:style-name="P20"><text:bookmark text:name="_zb82h68ta3y"/>JSP </text:p>
        </text:list-item>
      </text:list>
      <text:p text:style-name="P10"><text:span text:style-name="T4">Все html страница заменены на JSP. Используется следующая структура приложения:</text:span></text:p>
      <text:p text:style-name="P4"><text:span text:style-name="T4">все запросы попадают на хост-страницу i</text:span><text:span text:style-name="T9">ndex.jsp,</text:span><text:span text:style-name="T4"> к которой директивами подключаются заголовок (</text:span><text:span text:style-name="T9">main-head.jsp</text:span><text:span text:style-name="T4">), меню (</text:span><text:span text:style-name="T9">main-menu.jsp</text:span><text:span text:style-name="T4">), новостной и валютный блоки (</text:span><text:span text:style-name="T5">main-right-sidebar.jsp</text:span><text:span text:style-name="T4">), </text:span><text:span text:style-name="T5">подвал (</text:span><text:span text:style-name="T10">main-footer.jsp</text:span><text:span text:style-name="T5">)</text:span><text:span text:style-name="T4"> </text:span><text:span text:style-name="T5">и основной блок , который в зависимости от </text:span><text:span text:style-name="T6">пути</text:span><text:span text:style-name="T5"> запроса подключает соответствующую JSP страницу.</text:span></text:p>
      <text:p text:style-name="P5"><text:span text:style-name="T5">О</text:span><text:span text:style-name="T4">собые случаи представляют собой </text:span><text:span text:style-name="T6">пути</text:span><text:span text:style-name="T4">: </text:span><text:span text:style-name="T9">/main/admin/*</text:span><text:span text:style-name="T4">, </text:span><text:span text:style-name="T9">/main/login</text:span><text:span text:style-name="T4">, </text:span><text:span text:style-name="T9">/main/logout, /main/loginerror</text:span><text:span text:style-name="T4">.</text:span></text:p>
      <text:p text:style-name="P5"><text:span text:style-name="T4">Страницы, которые соответствуют </text:span><text:span text:style-name="T9">/</text:span><text:span text:style-name="T11">main</text:span><text:span text:style-name="T9">/</text:span><text:span text:style-name="T11">admin/*</text:span><text:span text:style-name="T6"> защищены авторизацией. При переходе на них происходит переход на страницу </text:span><text:span text:style-name="T11">/main/login</text:span><text:span text:style-name="T6"> и при успешной авторизации – переход на соответствующую страницу. При неавторизации – происходит переход на страницу </text:span><text:span text:style-name="T11">/main/loginerror</text:span><text:span text:style-name="T6">. В приложении реализована авторизация через DataSourceRealm, который конфигурируется в </text:span><text:span text:style-name="T11">context.xml</text:span><text:span text:style-name="T6"> приложения. Для этого в БД созданы представления </text:span><text:span text:style-name="T11">staff_login </text:span><text:span text:style-name="T14">и</text:span><text:span text:style-name="T11"> staff_roles</text:span><text:span text:style-name="T6">, которые отдают контейнеру логин/хеш пароля/роль пользователя.</text:span></text:p>
      <text:p text:style-name="P6"><text:span text:style-name="T6">Н</text:span><text:span text:style-name="T4">а странице /main/admin реализована форма </text:span><text:span text:style-name="T7">поиска сотрудника</text:span><text:span text:style-name="T4">(см.</text:span><text:span text:style-name="T9"> admin-body.jsp, admin-search-body.jsp</text:span><text:span text:style-name="T4">), </text:span><text:span text:style-name="T7">в которой производится поиск по части полей логин/фио/должность/город и диапазону возраста сотрудника. Поля </text:span><text:span text:style-name="T8">поискового </text:span><text:span text:style-name="T7">запроса сохраняются в бине который реализуется классом </text:span><text:span text:style-name="T12">StaffSearchBean</text:span><text:span text:style-name="T7"> в атрибуте </text:span><text:span text:style-name="T8">сессии и управление передается странице </text:span><text:span text:style-name="T13">admin-search-reault.jsp</text:span><text:span text:style-name="T8"> для выполнения поиска и отображения найденных данных. </text:span></text:p>
      <text:p text:style-name="P6"><text:span text:style-name="T8">Поиск реализуется методом </text:span><text:span text:style-name="T13">find</text:span><text:span text:style-name="T8"> объекта класса </text:span><text:span text:style-name="T13">StaffSearchBean</text:span><text:span text:style-name="T8">. Из полей бина собирается запрос jpql, после выполнения которого имеем список найденных сотрудников, который возвращается странице jsp для отображения.</text:span></text:p>
      <text:list xml:id="list83410033204901" text:continue-numbering="true" text:style-name="WWNum5">
        <text:list-item>
          <text:p text:style-name="P22"><text:span text:style-name="T34">Кеширование результатов поискового запроса.</text:span> </text:p>
        </text:list-item>
      </text:list>
      <text:p text:style-name="P8"><text:span text:style-name="T18">Из запроса jpql и результатов поиска </text:span><text:span text:style-name="T22">метод </text:span><text:span text:style-name="T25">find</text:span><text:span text:style-name="T22"> объекта </text:span><text:span text:style-name="T24">StaffSearchBean</text:span><text:span text:style-name="T23"> </text:span><text:span text:style-name="T18">собирает объект </text:span><text:span text:style-name="T20">SearchResultCacheItem</text:span><text:span text:style-name="T18"> и сохраня</text:span><text:span text:style-name="T19">ет</text:span><text:span text:style-name="T18"> в атрибуте запроса </text:span><text:span text:style-name="T25">admin-search-result</text:span><text:span text:style-name="T22">, который затем кешируется слушателем атрибутов запроса</text:span><text:span text:style-name="T27"> </text:span><text:span text:style-name="T31">RequestAttributeListener</text:span><text:span text:style-name="T27"> в объекте </text:span><text:span text:style-name="T31">SearchResultCache</text:span><text:span text:style-name="T27">, который, в свою очередь, сохраняется в атрибуте контекста приложения </text:span><text:span text:style-name="T31">admin-search-cache</text:span><text:span text:style-name="T27">.</text:span></text:p>
      <text:p text:style-name="P9"><text:span text:style-name="T27">П</text:span><text:span text:style-name="T26">ри повторном выполнении запроса метод </text:span><text:span text:style-name="T30">find</text:span><text:span text:style-name="T26"> объекта <text:s/></text:span><text:span text:style-name="T24">StaffSearchBean</text:span><text:span text:style-name="T23"> </text:span><text:span text:style-name="T21">достает результат поиска из кеша и возвращает его странице jsp для отображения.</text:span></text:p>
      <text:list xml:id="list83409585690017" text:continue-numbering="true" text:style-name="WWNum5">
        <text:list-item>
          <text:p text:style-name="P23"><text:soft-page-break/>PS</text:p>
        </text:list-item>
      </text:list>
      <text:p text:style-name="P9"><text:span text:style-name="T26">- Отображение результатов запроса производится кастомным jsp тегом </text:span><text:span text:style-name="T28">display:table из библиотеки тегов </text:span><text:a xlink:type="simple" xlink:href="http://www.displaytag.org/1.2/" text:style-name="Internet_20_link" text:visited-style-name="Visited_20_Internet_20_Link">display</text:a><text:a xlink:type="simple" xlink:href="http://www.displaytag.org/1.2/" text:style-name="Internet_20_link" text:visited-style-name="Visited_20_Internet_20_Link"><text:span text:style-name="T33">tag</text:span></text:a><text:span text:style-name="T28">.</text:span></text:p>
      <text:p text:style-name="P7"><text:span text:style-name="T28">- </text:span><text:span text:style-name="T29">Для возможности передачи кириллических символов в запросе в web.xml подключается фильтр </text:span><text:span text:style-name="T32">org.apache.catalina.filters.SetCharacterEncodingFil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23T06:08:08.199402845</dc:date>
    <meta:editing-duration>PT7H40M45S</meta:editing-duration>
    <meta:editing-cycles>21</meta:editing-cycles>
    <meta:document-statistic meta:table-count="0" meta:image-count="0" meta:object-count="0" meta:page-count="3" meta:paragraph-count="28" meta:word-count="539" meta:character-count="4477" meta:non-whitespace-character-count="3967"/>
  </office:meta>
</office:document-meta>
</file>